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975f" officeooo:paragraph-rsid="0015975f"/>
    </style:style>
    <style:style style:name="P2" style:family="paragraph" style:parent-style-name="Standard">
      <style:text-properties style:text-underline-style="none" officeooo:rsid="0015975f" officeooo:paragraph-rsid="0015975f"/>
    </style:style>
    <style:style style:name="P3" style:family="paragraph" style:parent-style-name="Standard" style:list-style-name="L1">
      <style:text-properties style:text-underline-style="none" officeooo:rsid="0015975f" officeooo:paragraph-rsid="0015975f"/>
    </style:style>
    <style:style style:name="P4" style:family="paragraph" style:parent-style-name="Standard">
      <style:text-properties style:text-underline-style="none" officeooo:rsid="0015975f" officeooo:paragraph-rsid="0016a16f"/>
    </style:style>
    <style:style style:name="P5" style:family="paragraph" style:parent-style-name="Standard" style:list-style-name="L1">
      <style:text-properties style:text-underline-style="none" fo:font-weight="bold" officeooo:rsid="0015975f" officeooo:paragraph-rsid="0015975f" style:font-weight-asian="bold" style:font-weight-complex="bold"/>
    </style:style>
    <style:style style:name="P6" style:family="paragraph" style:parent-style-name="Standard" style:list-style-name="L1">
      <style:text-properties style:text-underline-style="none" fo:font-weight="normal" officeooo:rsid="0016a16f" officeooo:paragraph-rsid="0016a16f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17a215" officeooo:paragraph-rsid="0017a215" style:font-weight-asian="normal" style:font-weight-complex="normal"/>
    </style:style>
    <style:style style:name="P8" style:family="paragraph" style:parent-style-name="Text_20_body">
      <style:text-properties fo:color="#0e101a" style:text-underline-style="solid" style:text-underline-width="auto" style:text-underline-color="font-color" fo:font-weight="bold" officeooo:rsid="0016a16f" officeooo:paragraph-rsid="0015975f" fo:background-color="transparent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 style:list-style-name="L2">
      <style:paragraph-properties fo:margin-top="0in" fo:margin-bottom="0in" loext:contextual-spacing="false"/>
      <style:text-properties fo:color="#0e101a"/>
    </style:style>
    <style:style style:name="P11" style:family="paragraph" style:parent-style-name="Text_20_body" style:list-style-name="L3">
      <style:paragraph-properties fo:margin-top="0in" fo:margin-bottom="0in" loext:contextual-spacing="false"/>
      <style:text-properties fo:color="#0e101a" fo:background-color="transparent"/>
    </style:style>
    <style:style style:name="P12" style:family="paragraph" style:parent-style-name="Text_20_body" style:list-style-name="L3">
      <style:paragraph-properties fo:margin-top="0in" fo:margin-bottom="0in" loext:contextual-spacing="false"/>
      <style:text-properties fo:color="#0e101a" officeooo:rsid="001a6b1a" officeooo:paragraph-rsid="001a6b1a" fo:background-color="transparent"/>
    </style:style>
    <style:style style:name="P13" style:family="paragraph" style:parent-style-name="Text_20_body" style:list-style-name="L2">
      <style:paragraph-properties fo:margin-top="0in" fo:margin-bottom="0in" loext:contextual-spacing="false"/>
    </style:style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 style:list-style-name="L3">
      <style:paragraph-properties fo:margin-top="0in" fo:margin-bottom="0in" loext:contextual-spacing="false"/>
      <style:text-properties officeooo:rsid="001a6b1a" officeooo:paragraph-rsid="001a6b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16f" style:font-weight-asian="bold" style:font-weight-complex="bold"/>
    </style:style>
    <style:style style:name="T3" style:family="text">
      <style:text-properties officeooo:rsid="0016a16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a16f" style:font-weight-asian="normal" style:font-weight-complex="normal"/>
    </style:style>
    <style:style style:name="T6" style:family="text">
      <style:text-properties fo:font-weight="normal" officeooo:rsid="0017a215" style:font-weight-asian="normal" style:font-weight-complex="normal"/>
    </style:style>
    <style:style style:name="T7" style:family="text">
      <style:text-properties fo:color="#0e101a" fo:background-color="transparent" loext:char-shading-value="0"/>
    </style:style>
    <style:style style:name="T8" style:family="text">
      <style:text-properties officeooo:rsid="00187a8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llo / Tello EDU Programme Tentative</text:p>
      <text:p text:style-name="P9"/>
      <text:list xml:id="list4157830763764125700" text:style-name="L2">
        <text:list-item>
          <text:p text:style-name="P13"><text:span text:style-name="Strong_20_Emphasis"><text:span text:style-name="T7">Block Programming (Beginner)</text:span></text:span><text:span text:style-name="T7"> -- Learn the basic control of the drone by using “</text:span><text:span text:style-name="Strong_20_Emphasis"><text:span text:style-name="T7">Tello EDU</text:span></text:span><text:span text:style-name="T7">” apps</text:span></text:p>
          <text:p text:style-name="P10"/>
          <text:list>
            <text:list-item>
              <text:p text:style-name="P13"><text:span text:style-name="Strong_20_Emphasis"><text:span text:style-name="T7">Manual Control</text:span></text:span><text:span text:style-name="T7"> – Getting familiar with the drone control</text:span></text:p>
            </text:list-item>
            <text:list-item>
              <text:p text:style-name="P13"><text:span text:style-name="Strong_20_Emphasis"><text:span text:style-name="T7">Autonomous Control</text:span></text:span><text:span text:style-name="T7"> – Program the drone for the specific movement</text:span></text:p>
            </text:list-item>
          </text:list>
        </text:list-item>
      </text:list>
      <text:p text:style-name="P9"/>
      <text:p text:style-name="P9"><text:span text:style-name="T7">** An activity based on </text:span><text:span text:style-name="Strong_20_Emphasis"><text:span text:style-name="T7">FIRA Air – Autonomous Race</text:span></text:span><text:span text:style-name="T7"> will be conducted once the participant successfully understand to control the drone (manually or autonomously)</text:span></text:p>
      <text:p text:style-name="P9"><text:span text:style-name="T7">** A track race with obstacles mimic the </text:span><text:span text:style-name="Strong_20_Emphasis"><text:span text:style-name="T7">FIRA Air – Autonomous Race</text:span></text:span><text:span text:style-name="T7"> will be used</text:span></text:p>
      <text:p text:style-name="P9"/>
      <text:list xml:id="list6677334587205948138" text:style-name="L3">
        <text:list-item>
          <text:p text:style-name="P14"><text:span text:style-name="Strong_20_Emphasis"><text:span text:style-name="T7">Code Programming (Intermediate) </text:span></text:span><text:span text:style-name="T7">– Control the drone with Python and library</text:span></text:p>
          <text:list>
            <text:list-item>
              <text:p text:style-name="P11">The participant will be guided to install a certain package required to program the drone. The packages are:</text:p>
              <text:list>
                <text:list-item>
                  <text:p text:style-name="P11">Python</text:p>
                </text:list-item>
                <text:list-item>
                  <text:p text:style-name="P11">Tello-Python</text:p>
                </text:list-item>
                <text:list-item>
                  <text:p text:style-name="P11">OpenCV</text:p>
                </text:list-item>
                <text:list-item>
                  <text:p text:style-name="P11">Others – Tensorflow, imutils, etc..</text:p>
                </text:list-item>
              </text:list>
            </text:list-item>
            <text:list-item>
              <text:p text:style-name="P11">Learn a basic of drone control <text:span text:style-name="T8">by Python program.</text:span></text:p>
              <text:list>
                <text:list-item>
                  <text:p text:style-name="P12">Basic Movement</text:p>
                </text:list-item>
                <text:list-item>
                  <text:p text:style-name="P12">Using drone camera</text:p>
                </text:list-item>
              </text:list>
            </text:list-item>
            <text:list-item>
              <text:p text:style-name="P14"><text:span text:style-name="T7">Autonomous Control:</text:span></text:p>
              <text:list>
                <text:list-item>
                  <text:p text:style-name="P15"><text:span text:style-name="T7">Object tracking, obstacle detection; avoidance</text:span></text:p>
                </text:list-item>
                <text:list-item>
                  <text:p text:style-name="P15"><text:span text:style-name="T7">QR Code recognition</text:span></text:p>
                </text:list-item>
                <text:list-item>
                  <text:p text:style-name="P15"><text:span text:style-name="T7">Line detection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6:04:10.496574500</meta:creation-date>
    <dc:date>2020-08-19T18:26:25.387054291</dc:date>
    <meta:editing-duration>PT1H39M1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55" meta:character-count="945" meta:non-whitespace-character-count="819"/>
  </office:meta>
</office:document-meta>
</file>